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2cm" fo:min-width="3.4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22cm" fo:min-width="1.4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7cm" fo:min-width="1.276cm" fo:padding-top="0.15cm" fo:padding-bottom="0.15cm" fo:padding-left="0.275cm" fo:padding-right="0.27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71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78cm" fo:min-width="3.058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7.0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93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1cm" fo:min-width="1.884cm" fo:padding-top="0.15cm" fo:padding-bottom="0.15cm" fo:padding-left="0.275cm" fo:padding-right="0.275cm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2.45cm" fo:padding-top="0.15cm" fo:padding-bottom="0.15cm" fo:padding-left="0.275cm" fo:padding-right="0.275cm"/>
    </style:style>
    <style:style style:name="gr14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fo:text-align="center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4cm" svg:height="1.5cm" svg:x="8.296cm" svg:y="0.7cm">
          <text:p text:style-name="P1"><text:span text:style-name="T1">Начало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1" draw:id="id11" draw:layer="layout" svg:width="4cm" svg:height="1.242cm" svg:x="8.296cm" svg:y="17.436cm">
          <text:p text:style-name="P1"><text:span text:style-name="T1">d:= d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4cm" svg:height="1.242cm" svg:x="8.296cm" svg:y="15.699cm">
          <text:p text:style-name="P1"><text:span text:style-name="T1">d1 &gt; d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" draw:id="id1" draw:layer="layout" svg:width="3cm" svg:height="1.656cm" svg:x="8.796cm" svg:y="22.278cm">
          <text:p text:style-name="P1"><text:span text:style-name="T1">Вывод </text:span></text:p>
          <text:p text:style-name="P1"><text:span text:style-name="T1">x, 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xml:id="id15" draw:id="id15" draw:layer="layout" svg:x1="10.296cm" svg:y1="23.934cm" svg:x2="10.296cm" svg:y2="23.934cm" draw:start-shape="id1" draw:start-glue-point="8" draw:end-shape="id1" draw:end-glue-point="8" svg:d="M10296 23934z" svg:viewBox="0 0 1 1">
          <text:p/>
        </draw:connector>
        <draw:frame draw:style-name="gr6" draw:text-style-name="P4" draw:layer="layout" svg:width="1.804cm" svg:height="0.721cm" svg:x="12.196cm" svg:y="8.357cm">
          <draw:text-box>
            <text:p><text:span text:style-name="T1">Нет</text:span></text:p>
          </draw:text-box>
        </draw:frame>
        <draw:custom-shape draw:style-name="gr2" draw:text-style-name="P2" xml:id="id12" draw:id="id12" draw:layer="layout" svg:width="4cm" svg:height="1.242cm" svg:x="8.296cm" svg:y="19.078cm">
          <text:p text:style-name="P1"><text:span text:style-name="T1">x:= 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1cm" svg:height="0.721cm" svg:x="10.196cm" svg:y="16.778cm">
          <draw:text-box>
            <text:p><text:span text:style-name="T1">Да</text:span></text:p>
          </draw:text-box>
        </draw:frame>
        <draw:frame draw:style-name="gr6" draw:text-style-name="P4" xml:id="id2" draw:id="id2" draw:layer="layout" svg:width="1.2cm" svg:height="0.721cm" svg:x="7.296cm" svg:y="15.734cm">
          <draw:text-box>
            <text:p><text:span text:style-name="T1">Нет</text:span></text:p>
          </draw:text-box>
        </draw:frame>
        <draw:custom-shape draw:style-name="gr7" draw:text-style-name="P2" xml:id="id14" draw:id="id14" draw:layer="layout" svg:width="4cm" svg:height="1.242cm" svg:x="8.296cm" svg:y="24.436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7" draw:id="id7" draw:layer="layout" svg:width="4cm" svg:height="1.242cm" svg:x="8.299cm" svg:y="8.3cm">
          <text:p text:style-name="P1"><text:span text:style-name="T1">i &lt;= B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6" xml:id="id9" draw:id="id9" draw:layer="layout" svg:width="7.6cm" svg:height="1.24cm" svg:x="6.496cm" svg:y="14.078cm">
          <text:p text:style-name="P5"><text:span text:style-name="T2">d1 = sqrt(pow(i - x0, 2) + pow(func - y0, 2)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4" draw:layer="layout" svg:width="1cm" svg:height="0.743cm" svg:x="10.196cm" svg:y="9.435cm">
          <draw:text-box>
            <text:p><text:span text:style-name="T1">Да</text:span></text:p>
          </draw:text-box>
        </draw:frame>
        <draw:connector draw:style-name="gr5" draw:text-style-name="P1" draw:layer="layout" svg:x1="8.496cm" svg:y1="16.094cm" svg:x2="8.496cm" svg:y2="16.094cm" draw:start-shape="id2" draw:end-shape="id2" svg:d="M8496 16094z" svg:viewBox="0 0 1 1">
          <text:p/>
        </draw:connector>
        <draw:custom-shape draw:style-name="gr10" draw:text-style-name="P3" xml:id="id4" draw:id="id4" draw:layer="layout" svg:width="4cm" svg:height="1.65cm" svg:x="8.296cm" svg:y="2.6cm">
          <text:p text:style-name="P1"><text:span text:style-name="T1">Ввод </text:span></text:p>
          <text:p text:style-name="P1"><text:span text:style-name="T1">A, B, h, x0, y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1" draw:layer="layout" svg:x1="10.296cm" svg:y1="2.2cm" svg:x2="10.296cm" svg:y2="2.6cm" draw:start-shape="id3" draw:start-glue-point="6" draw:end-shape="id4" draw:end-glue-point="5" svg:d="M10296 2200v400" svg:viewBox="0 0 1 401">
          <text:p/>
        </draw:connector>
        <draw:custom-shape draw:style-name="gr2" draw:text-style-name="P2" xml:id="id5" draw:id="id5" draw:layer="layout" svg:width="4cm" svg:height="1.242cm" svg:x="8.296cm" svg:y="4.658cm">
          <text:p text:style-name="P1"><text:span text:style-name="T1">d: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4cm" svg:height="1.242cm" svg:x="8.296cm" svg:y="6.436cm">
          <text:p text:style-name="P1"><text:span text:style-name="T1">i:= 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0.296cm" svg:y1="5.9cm" svg:x2="10.296cm" svg:y2="6.436cm" draw:start-shape="id5" draw:start-glue-point="6" draw:end-shape="id6" draw:end-glue-point="4" svg:d="M10296 5900v536" svg:viewBox="0 0 1 537">
          <text:p/>
        </draw:connector>
        <draw:connector draw:style-name="gr11" draw:text-style-name="P1" xml:id="id18" draw:id="id18" draw:layer="layout" svg:x1="10.296cm" svg:y1="7.678cm" svg:x2="10.299cm" svg:y2="8.3cm" draw:start-shape="id6" draw:start-glue-point="6" draw:end-shape="id7" draw:end-glue-point="4" svg:d="M10296 7678v312h3v310" svg:viewBox="0 0 4 623">
          <text:p/>
        </draw:connector>
        <draw:custom-shape draw:style-name="gr4" draw:text-style-name="P3" xml:id="id8" draw:id="id8" draw:layer="layout" svg:width="3cm" svg:height="1.656cm" svg:x="8.796cm" svg:y="11.937cm">
          <text:p text:style-name="P1"><text:span text:style-name="T1">Вывод </text:span></text:p>
          <text:p text:style-name="P1"><text:span text:style-name="T1">i, fun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1" draw:layer="layout" svg:x1="10.296cm" svg:y1="13.593cm" svg:x2="10.296cm" svg:y2="14.078cm" draw:start-shape="id8" draw:start-glue-point="8" draw:end-shape="id9" draw:end-glue-point="4" svg:d="M10296 13593v485" svg:viewBox="0 0 1 486">
          <text:p/>
        </draw:connector>
        <draw:connector draw:style-name="gr11" draw:text-style-name="P1" draw:layer="layout" svg:x1="10.296cm" svg:y1="15.318cm" svg:x2="10.296cm" svg:y2="15.699cm" draw:start-shape="id9" draw:start-glue-point="6" draw:end-shape="id10" draw:end-glue-point="4" svg:d="M10296 15318v381" svg:viewBox="0 0 1 382">
          <text:p/>
        </draw:connector>
        <draw:connector draw:style-name="gr11" draw:text-style-name="P1" draw:layer="layout" svg:x1="10.296cm" svg:y1="16.941cm" svg:x2="10.296cm" svg:y2="17.436cm" draw:start-shape="id10" draw:start-glue-point="6" draw:end-shape="id11" draw:end-glue-point="4" svg:d="M10296 16941v495" svg:viewBox="0 0 1 496">
          <text:p/>
        </draw:connector>
        <draw:connector draw:style-name="gr11" draw:text-style-name="P1" draw:layer="layout" svg:x1="10.296cm" svg:y1="18.678cm" svg:x2="10.296cm" svg:y2="19.078cm" draw:start-shape="id11" draw:start-glue-point="6" draw:end-shape="id12" draw:end-glue-point="4" svg:d="M10296 18678v400" svg:viewBox="0 0 1 401">
          <text:p/>
        </draw:connector>
        <draw:custom-shape draw:style-name="gr2" draw:text-style-name="P2" xml:id="id13" draw:id="id13" draw:layer="layout" svg:width="4cm" svg:height="1.242cm" svg:x="8.296cm" svg:y="20.678cm">
          <text:p text:style-name="P1"><text:span text:style-name="T1">y:= fun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0.296cm" svg:y1="20.32cm" svg:x2="10.296cm" svg:y2="20.678cm" draw:start-shape="id12" draw:start-glue-point="6" draw:end-shape="id13" draw:end-glue-point="4" svg:d="M10296 20320v358" svg:viewBox="0 0 1 359">
          <text:p/>
        </draw:connector>
        <draw:connector draw:style-name="gr11" draw:text-style-name="P1" draw:layer="layout" svg:x1="10.296cm" svg:y1="24.436cm" svg:x2="10.296cm" svg:y2="23.934cm" draw:start-shape="id14" draw:start-glue-point="4" draw:end-shape="id15" draw:end-glue-point="0" svg:d="M10296 24436v-502" svg:viewBox="0 0 1 503">
          <text:p/>
        </draw:connector>
        <draw:connector draw:style-name="gr12" draw:text-style-name="P1" draw:layer="layout" draw:line-skew="2.071cm" svg:x1="12.299cm" svg:y1="8.921cm" svg:x2="11.491cm" svg:y2="23.106cm" draw:start-shape="id7" draw:start-glue-point="7" draw:end-shape="id1" draw:end-glue-point="9" svg:d="M12299 8921h2596v14185h-3404" svg:viewBox="0 0 3405 14186">
          <text:p/>
        </draw:connector>
        <draw:connector draw:style-name="gr11" draw:text-style-name="P7" draw:layer="layout" svg:x1="10.296cm" svg:y1="4.25cm" svg:x2="10.296cm" svg:y2="4.658cm" draw:start-shape="id4" draw:start-glue-point="8" draw:end-shape="id5" draw:end-glue-point="4" svg:d="M10296 4250v408" svg:viewBox="0 0 1 409">
          <text:p/>
        </draw:connector>
        <draw:custom-shape draw:style-name="gr2" draw:text-style-name="P2" xml:id="id16" draw:id="id16" draw:layer="layout" svg:width="4cm" svg:height="1.242cm" svg:x="8.296cm" svg:y="10.178cm">
          <text:p text:style-name="P1"><text:span text:style-name="T1">func:= f(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0.299cm" svg:y1="9.542cm" svg:x2="10.296cm" svg:y2="10.178cm" draw:start-shape="id7" draw:start-glue-point="6" draw:end-shape="id16" draw:end-glue-point="4" svg:d="M10299 9542v319h-3v317" svg:viewBox="0 0 4 637">
          <text:p/>
        </draw:connector>
        <draw:connector draw:style-name="gr11" draw:text-style-name="P1" draw:layer="layout" svg:x1="10.296cm" svg:y1="11.42cm" svg:x2="10.296cm" svg:y2="11.937cm" draw:start-shape="id16" draw:start-glue-point="6" draw:end-shape="id8" draw:end-glue-point="5" svg:d="M10296 11420v517" svg:viewBox="0 0 1 518">
          <text:p/>
        </draw:connector>
        <draw:custom-shape draw:style-name="gr13" draw:text-style-name="P2" xml:id="id17" draw:id="id17" draw:layer="layout" svg:width="3cm" svg:height="1.24cm" svg:x="4.196cm" svg:y="10.178cm">
          <text:p text:style-name="P1"><text:span text:style-name="T1">++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8.296cm" svg:y1="16.32cm" svg:x2="5.696cm" svg:y2="11.418cm" draw:start-shape="id10" draw:start-glue-point="5" draw:end-shape="id17" draw:end-glue-point="6" svg:d="M8296 16320h-2600v-4902" svg:viewBox="0 0 2601 4903">
          <text:p/>
        </draw:connector>
        <draw:connector draw:style-name="gr14" draw:text-style-name="P1" draw:layer="layout" svg:x1="5.696cm" svg:y1="10.178cm" svg:x2="10.297cm" svg:y2="7.99cm" draw:start-shape="id17" draw:start-glue-point="4" draw:end-shape="id18" draw:end-glue-point="0" svg:d="M5696 10178v-2188h4601" svg:viewBox="0 0 4602 2189">
          <text:p/>
        </draw:connector>
        <draw:connector draw:style-name="gr12" draw:text-style-name="P1" draw:layer="layout" svg:x1="8.296cm" svg:y1="21.299cm" svg:x2="4.196cm" svg:y2="10.798cm" draw:start-shape="id13" draw:start-glue-point="5" draw:end-shape="id17" draw:end-glue-point="5" svg:d="M8296 21299h-4625v-10501h525" svg:viewBox="0 0 4626 10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3000 3000" svg:d="M1500 0l1500 2789v211h-114l-1286-2392v2392h-200v-2392l-1286 2392h-114v-211z"/>
    <draw:marker draw:name="Square" svg:viewBox="0 0 10 10" svg:d="M0 0h10v10h-1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178cm" fo:margin-bottom="0.009cm" fo:margin-left="0.096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2-10T12:30:45.460000000</dc:date>
    <meta:editing-duration>PT2H39M22S</meta:editing-duration>
    <meta:editing-cycles>16</meta:editing-cycles>
    <meta:generator>LibreOffice/6.1.1.2$Windows_X86_64 LibreOffice_project/5d19a1bfa650b796764388cd8b33a5af1f5baa1b</meta:generator>
    <meta:document-statistic meta:object-count="37"/>
  </office:meta>
</office:document-meta>
</file>